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19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39cm" svg:y1="0.542cm" svg:x2="3.967cm" svg:y2="0.532cm">
          <text:p/>
        </draw:line>
        <draw:line draw:style-name="gr1" draw:text-style-name="P1" draw:layer="layout" svg:x1="2.575cm" svg:y1="2.879cm" svg:x2="2.575cm" svg:y2="1.172cm">
          <text:p/>
        </draw:line>
        <draw:line draw:style-name="gr1" draw:text-style-name="P1" draw:layer="layout" svg:x1="2.575cm" svg:y1="2.879cm" svg:x2="2.962cm" svg:y2="2.879cm">
          <text:p/>
        </draw:line>
        <draw:line draw:style-name="gr1" draw:text-style-name="P1" draw:layer="layout" svg:x1="1.6cm" svg:y1="0.745cm" svg:x2="3.429cm" svg:y2="0.735cm">
          <text:p/>
        </draw:line>
        <draw:line draw:style-name="gr1" draw:text-style-name="P1" draw:layer="layout" svg:x1="1.59cm" svg:y1="3.498cm" svg:x2="3.429cm" svg:y2="3.498cm">
          <draw:glue-point draw:id="4" svg:x="1.799cm" svg:y="10cm"/>
          <text:p/>
        </draw:line>
        <draw:line draw:style-name="gr1" draw:text-style-name="P1" draw:layer="layout" svg:x1="1.59cm" svg:y1="3.498cm" svg:x2="1.6cm" svg:y2="0.745cm">
          <text:p/>
        </draw:line>
        <draw:line draw:style-name="gr1" draw:text-style-name="P1" draw:layer="layout" svg:x1="2.037cm" svg:y1="3.082cm" svg:x2="2.962cm" svg:y2="3.082cm">
          <text:p/>
        </draw:line>
        <draw:line draw:style-name="gr1" draw:text-style-name="P1" draw:layer="layout" svg:x1="2.017cm" svg:y1="1.172cm" svg:x2="2.037cm" svg:y2="3.082cm">
          <text:p/>
        </draw:line>
        <draw:line draw:style-name="gr1" draw:text-style-name="P1" draw:layer="layout" svg:x1="2.962cm" svg:y1="1.172cm" svg:x2="2.017cm" svg:y2="1.172cm">
          <text:p/>
        </draw:line>
        <draw:line draw:style-name="gr1" draw:text-style-name="P1" draw:layer="layout" svg:x1="3.429cm" svg:y1="0.735cm" svg:x2="3.429cm" svg:y2="1.507cm">
          <text:p/>
        </draw:line>
        <draw:line draw:style-name="gr1" draw:text-style-name="P1" draw:layer="layout" svg:x1="3.429cm" svg:y1="3.498cm" svg:x2="3.429cm" svg:y2="1.67cm">
          <text:p/>
        </draw:line>
        <draw:line draw:style-name="gr1" draw:text-style-name="P1" draw:layer="layout" svg:x1="3.967cm" svg:y1="0.532cm" svg:x2="3.967cm" svg:y2="1.304cm">
          <text:p/>
        </draw:line>
        <draw:line draw:style-name="gr1" draw:text-style-name="P1" draw:layer="layout" svg:x1="3.967cm" svg:y1="3.295cm" svg:x2="3.967cm" svg:y2="1.466cm">
          <text:p/>
        </draw:line>
        <draw:line draw:style-name="gr1" draw:text-style-name="P1" draw:layer="layout" svg:x1="3.429cm" svg:y1="1.67cm" svg:x2="2.962cm" svg:y2="1.659cm">
          <text:p/>
        </draw:line>
        <draw:line draw:style-name="gr1" draw:text-style-name="P1" draw:layer="layout" svg:x1="3.429cm" svg:y1="1.507cm" svg:x2="2.962cm" svg:y2="1.497cm">
          <text:p/>
        </draw:line>
        <draw:line draw:style-name="gr1" draw:text-style-name="P1" draw:layer="layout" svg:x1="2.962cm" svg:y1="1.497cm" svg:x2="2.962cm" svg:y2="1.172cm">
          <text:p/>
        </draw:line>
        <draw:line draw:style-name="gr1" draw:text-style-name="P1" draw:layer="layout" svg:x1="2.962cm" svg:y1="3.082cm" svg:x2="2.962cm" svg:y2="1.659cm">
          <text:p/>
        </draw:line>
        <draw:line draw:style-name="gr1" draw:text-style-name="P1" draw:layer="layout" svg:x1="2.961cm" svg:y1="1.659cm" svg:x2="3.368cm" svg:y2="1.507cm">
          <text:p/>
        </draw:line>
        <draw:line draw:style-name="gr1" draw:text-style-name="P1" draw:layer="layout" svg:x1="3.429cm" svg:y1="1.67cm" svg:x2="3.967cm" svg:y2="1.466cm">
          <text:p/>
        </draw:line>
        <draw:line draw:style-name="gr1" draw:text-style-name="P1" draw:layer="layout" svg:x1="3.429cm" svg:y1="1.507cm" svg:x2="3.967cm" svg:y2="1.303cm">
          <text:p/>
        </draw:line>
        <draw:line draw:style-name="gr1" draw:text-style-name="P1" draw:layer="layout" svg:x1="3.429cm" svg:y1="0.735cm" svg:x2="3.967cm" svg:y2="0.531cm">
          <text:p/>
        </draw:line>
        <draw:line draw:style-name="gr1" draw:text-style-name="P1" draw:layer="layout" svg:x1="1.6cm" svg:y1="0.745cm" svg:x2="2.138cm" svg:y2="0.541cm">
          <text:p/>
        </draw:line>
        <draw:line draw:style-name="gr1" draw:text-style-name="P1" draw:layer="layout" svg:x1="2.037cm" svg:y1="3.082cm" svg:x2="2.575cm" svg:y2="2.878cm">
          <text:p/>
        </draw:line>
        <draw:line draw:style-name="gr1" draw:text-style-name="P1" draw:layer="layout" svg:x1="3.429cm" svg:y1="3.499cm" svg:x2="3.967cm" svg:y2="3.295cm">
          <text:p/>
        </draw:line>
        <draw:frame draw:style-name="gr2" draw:id="id3" draw:layer="layout" svg:width="0.485cm" svg:height="0.528cm" svg:x="4.539cm" svg:y="0.6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id="id2" draw:layer="layout" svg:x1="3.429cm" svg:y1="2.443cm" svg:x2="3.967cm" svg:y2="2.239cm">
          <draw:glue-point draw:id="4" svg:x="-0.855cm" svg:y="1.47cm"/>
          <text:p/>
        </draw:line>
        <draw:line draw:style-name="gr3" draw:text-style-name="P1" draw:layer="layout" svg:x1="2.952cm" svg:y1="2.432cm" svg:x2="3.49cm" svg:y2="2.228cm">
          <text:p/>
        </draw:line>
        <draw:line draw:style-name="gr3" draw:text-style-name="P1" draw:layer="layout" svg:x1="3.429cm" svg:y1="2.443cm" svg:x2="2.962cm" svg:y2="2.432cm">
          <text:p/>
        </draw:line>
        <draw:line draw:style-name="gr3" draw:text-style-name="P1" draw:layer="layout" svg:x1="3.967cm" svg:y1="2.239cm" svg:x2="3.49cm" svg:y2="2.228cm">
          <text:p/>
        </draw:line>
        <draw:line draw:style-name="gr1" draw:text-style-name="P1" draw:layer="layout" svg:x1="3.967cm" svg:y1="1.466cm" svg:x2="3.561cm" svg:y2="1.456cm">
          <text:p/>
        </draw:line>
        <draw:frame draw:style-name="gr4" draw:text-style-name="P2" draw:layer="layout" svg:width="3.038cm" svg:height="0.911cm" svg:x="5.552cm" svg:y="1.341cm">
          <draw:text-box>
            <text:p><text:span text:style-name="T1">رقبہ عمودی تراش</text:span></text:p>
          </draw:text-box>
        </draw:frame>
        <draw:frame draw:style-name="gr2" draw:id="id1" draw:layer="layout" svg:width="0.618cm" svg:height="0.528cm" svg:x="5.187cm" svg:y="1.5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2" draw:layer="layout" svg:width="2.519cm" svg:height="0.911cm" svg:x="4.861cm" svg:y="0.468cm">
          <draw:text-box>
            <text:p><text:span text:style-name="T1">خلاء کی لمبائی</text:span></text:p>
          </draw:text-box>
        </draw:frame>
        <draw:line draw:style-name="gr3" draw:text-style-name="P1" draw:layer="layout" svg:x1="4.008cm" svg:y1="1.466cm" svg:x2="4.282cm" svg:y2="1.466cm">
          <text:p/>
        </draw:line>
        <draw:line draw:style-name="gr3" draw:text-style-name="P1" draw:id="id4" draw:layer="layout" svg:x1="4.008cm" svg:y1="1.304cm" svg:x2="4.282cm" svg:y2="1.304cm">
          <text:p/>
        </draw:line>
        <draw:line draw:style-name="gr6" draw:text-style-name="P1" draw:layer="layout" svg:x1="4.15cm" svg:y1="1.679cm" svg:x2="4.15cm" svg:y2="1.466cm">
          <text:p/>
        </draw:line>
        <draw:connector draw:style-name="gr6" draw:text-style-name="P1" draw:layer="layout" draw:type="curve" draw:line-skew="0cm -0.244cm" svg:x1="5.187cm" svg:y1="1.859cm" svg:x2="3.653cm" svg:y2="2.37cm" draw:start-shape="id1" draw:start-glue-point="3" draw:end-shape="id2" draw:end-glue-point="4" svg:d="m5187 1859c-915 0-762 421-917 672s-617 334-617-161">
          <text:p/>
        </draw:connector>
        <draw:connector draw:style-name="gr6" draw:text-style-name="P1" draw:layer="layout" draw:type="curve" draw:line-skew="0.654cm" svg:x1="4.539cm" svg:y1="0.946cm" svg:x2="4.145cm" svg:y2="1.304cm" draw:start-shape="id3" draw:start-glue-point="3" draw:end-shape="id4" draw:end-glue-point="0" svg:d="m4539 946c-567 0-370 358-394 358">
          <text:p/>
        </draw:connector>
        <draw:line draw:style-name="gr3" draw:text-style-name="P1" draw:layer="layout" svg:x1="3.175cm" svg:y1="1.505cm" svg:x2="3.175cm" svg:y2="0.966cm">
          <text:p/>
        </draw:line>
        <draw:line draw:style-name="gr3" draw:text-style-name="P1" draw:id="id6" draw:layer="layout" svg:x1="1.813cm" svg:y1="0.966cm" svg:x2="3.175cm" svg:y2="0.966cm">
          <text:p/>
        </draw:line>
        <draw:line draw:style-name="gr3" draw:text-style-name="P1" draw:layer="layout" svg:x1="1.813cm" svg:y1="3.303cm" svg:x2="1.813cm" svg:y2="0.966cm">
          <text:p/>
        </draw:line>
        <draw:line draw:style-name="gr3" draw:text-style-name="P1" draw:layer="layout" svg:x1="3.175cm" svg:y1="3.303cm" svg:x2="1.813cm" svg:y2="3.303cm">
          <text:p/>
        </draw:line>
        <draw:line draw:style-name="gr3" draw:text-style-name="P1" draw:layer="layout" svg:x1="3.175cm" svg:y1="1.667cm" svg:x2="3.175cm" svg:y2="3.303cm">
          <text:p/>
        </draw:line>
        <draw:frame draw:style-name="gr2" draw:layer="layout" svg:width="0.52cm" svg:height="0.466cm" svg:x="2.301cm" svg:y="3.8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25cm" svg:height="0.466cm" svg:x="2.331cm" svg:y="3.5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96cm" svg:height="0.466cm" svg:x="3.664cm" svg:y="3.43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25cm" svg:height="0.466cm" svg:x="0.961cm" svg:y="1.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2.382cm" svg:y1="3.811cm" svg:x2="2.047cm" svg:y2="3.821cm">
          <text:p/>
        </draw:line>
        <draw:line draw:style-name="gr6" draw:text-style-name="P1" draw:layer="layout" svg:x1="2.656cm" svg:y1="3.811cm" svg:x2="2.971cm" svg:y2="3.811cm">
          <text:p/>
        </draw:line>
        <draw:line draw:style-name="gr3" draw:text-style-name="P1" draw:layer="layout" svg:x1="2.047cm" svg:y1="3.557cm" svg:x2="2.047cm" svg:y2="3.984cm">
          <text:p/>
        </draw:line>
        <draw:line draw:style-name="gr3" draw:text-style-name="P1" draw:layer="layout" svg:x1="2.971cm" svg:y1="3.557cm" svg:x2="2.972cm" svg:y2="4.419cm">
          <text:p/>
        </draw:line>
        <draw:line draw:style-name="gr3" draw:text-style-name="P1" draw:layer="layout" svg:x1="1.589cm" svg:y1="3.536cm" svg:x2="1.589cm" svg:y2="4.268cm">
          <text:p/>
        </draw:line>
        <draw:line draw:style-name="gr3" draw:text-style-name="P1" draw:layer="layout" svg:x1="3.428cm" svg:y1="3.536cm" svg:x2="3.439cm" svg:y2="4.47cm">
          <text:p/>
        </draw:line>
        <draw:line draw:style-name="gr6" draw:text-style-name="P1" draw:layer="layout" svg:x1="2.717cm" svg:y1="4.105cm" svg:x2="3.428cm" svg:y2="4.105cm">
          <text:p/>
        </draw:line>
        <draw:line draw:style-name="gr6" draw:text-style-name="P1" draw:layer="layout" svg:x1="2.362cm" svg:y1="4.105cm" svg:x2="1.589cm" svg:y2="4.105cm">
          <text:p/>
        </draw:line>
        <draw:line draw:style-name="gr3" draw:text-style-name="P1" draw:layer="layout" svg:x1="1.467cm" svg:y1="3.516cm" svg:x2="0.99cm" svg:y2="3.516cm">
          <text:p/>
        </draw:line>
        <draw:line draw:style-name="gr3" draw:text-style-name="P1" draw:layer="layout" svg:x1="1.539cm" svg:y1="0.742cm" svg:x2="0.97cm" svg:y2="0.742cm">
          <text:p/>
        </draw:line>
        <draw:line draw:style-name="gr6" draw:text-style-name="P1" draw:layer="layout" svg:x1="1.183cm" svg:y1="1.748cm" svg:x2="1.183cm" svg:y2="0.732cm">
          <text:p/>
        </draw:line>
        <draw:line draw:style-name="gr6" draw:text-style-name="P1" draw:layer="layout" svg:x1="1.183cm" svg:y1="2.216cm" svg:x2="1.183cm" svg:y2="3.516cm">
          <text:p/>
        </draw:line>
        <draw:line draw:style-name="gr3" draw:text-style-name="P1" draw:layer="layout" svg:x1="3.449cm" svg:y1="3.536cm" svg:x2="3.642cm" svg:y2="3.851cm">
          <text:p/>
        </draw:line>
        <draw:line draw:style-name="gr3" draw:text-style-name="P1" draw:layer="layout" svg:x1="3.977cm" svg:y1="3.313cm" svg:x2="4.17cm" svg:y2="3.628cm">
          <text:p/>
        </draw:line>
        <draw:line draw:style-name="gr6" draw:text-style-name="P1" draw:layer="layout" svg:x1="4.058cm" svg:y1="3.455cm" svg:x2="3.53cm" svg:y2="3.669cm">
          <text:p/>
        </draw:line>
        <draw:line draw:style-name="gr6" draw:text-style-name="P1" draw:layer="layout" svg:x1="3.916cm" svg:y1="3.506cm" svg:x2="4.058cm" svg:y2="3.455cm">
          <text:p/>
        </draw:line>
        <draw:frame draw:style-name="gr5" draw:text-style-name="P2" draw:layer="layout" svg:width="5.519cm" svg:height="0.911cm" svg:x="3.813cm" svg:y="-0.25cm">
          <draw:text-box>
            <text:p><text:span text:style-name="T1">کور کی اوسط لمبائی نکتہ دار لکیر پر</text:span></text:p>
          </draw:text-box>
        </draw:frame>
        <draw:frame draw:style-name="gr2" draw:id="id5" draw:layer="layout" svg:width="0.471cm" svg:height="0.529cm" svg:x="3.591cm" svg:y="-0.0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6" draw:text-style-name="P1" draw:layer="layout" draw:type="curve" svg:x1="3.591cm" svg:y1="0.186cm" svg:x2="2.494cm" svg:y2="0.966cm" draw:start-shape="id5" draw:start-glue-point="3" draw:end-shape="id6" draw:end-glue-point="0" svg:d="m3591 186c-732 0-1097 260-1097 780">
          <text:p/>
        </draw:connector>
        <draw:frame draw:style-name="gr2" draw:layer="layout" svg:width="0.422cm" svg:height="0.466cm" svg:x="3.724cm" svg:y="4.0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2.769cm" svg:y1="4.318cm" svg:x2="2.972cm" svg:y2="4.318cm">
          <text:p/>
        </draw:line>
        <draw:line draw:style-name="gr6" draw:text-style-name="P1" draw:layer="layout" svg:x1="3.785cm" svg:y1="4.318cm" svg:x2="3.439cm" svg:y2="4.318cm">
          <text:p/>
        </draw:line>
        <draw:frame draw:style-name="gr2" draw:layer="layout" svg:width="2.34cm" svg:height="0.529cm" svg:x="5.634cm" svg:y="2.2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775cm" svg:height="0.996cm" svg:x="5.911cm" svg:y="2.86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429cm" svg:height="0.529cm" svg:x="5.847cm" svg:y="3.952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9cm" fo:margin-left="0.991cm" fo:margin-right="0.991cm" fo:page-width="10.16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l</math:mi>
      <math:mi>c</math:mi>
    </math:msub>
    <math:annotation math:encoding="StarMath 5.0">l_c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frac>
        <math:mrow>
          <math:mi>m</math:mi>
          <math:mo math:stretchy="false">−</math:mo>
          <math:mi>n</math:mi>
        </math:mrow>
        <math:mn>2</math:mn>
      </math:mfrac>
    </math:mrow>
    <math:annotation math:encoding="StarMath 5.0">b={m-n} over 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l</math:mi>
          <math:mi>c</math:mi>
        </math:msub>
        <math:mo math:stretchy="false">=</math:mo>
        <math:mn>2</math:mn>
      </math:mrow>
      <math:mrow>
        <math:mrow>
          <math:mo math:stretchy="false">(</math:mo>
          <math:mrow>
            <math:mrow>
              <math:mi>h</math:mi>
              <math:mo math:stretchy="false">+</math:mo>
              <math:mi>n</math:mi>
            </math:mrow>
            <math:mo math:stretchy="false">+</math:mo>
            <math:mi>b</math:mi>
          </math:mrow>
          <math:mo math:stretchy="false">)</math:mo>
        </math:mrow>
        <math:mo math:stretchy="false">−</math:mo>
        <math:msub>
          <math:mi>l</math:mi>
          <math:mi>a</math:mi>
        </math:msub>
      </math:mrow>
    </math:mrow>
    <math:annotation math:encoding="StarMath 5.0">l_c = 2 (h+n+b)-l_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l</math:mi>
      <math:mi>a</math:mi>
    </math:msub>
    <math:annotation math:encoding="StarMath 5.0">l_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A</math:mi>
      <math:mi>c</math:mi>
    </math:msub>
    <math:annotation math:encoding="StarMath 5.0">A_c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A</math:mi>
            <math:mi>a</math:mi>
          </math:msub>
          <math:mo math:stretchy="false">=</math:mo>
          <math:msub>
            <math:mi>A</math:mi>
            <math:mi>c</math:mi>
          </math:msub>
        </math:mrow>
        <math:mo math:stretchy="false">=</math:mo>
        <math:mi>b</math:mi>
      </math:mrow>
      <math:mi>w</math:mi>
    </math:mrow>
    <math:annotation math:encoding="StarMath 5.0">A_a=A_c=b w</math:annotation>
  </math:semantics>
</math:math>
</file>